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language="en" fo:country="US" fo:font-weight="normal" style:font-weight-asian="bold"/>
    </style:style>
    <style:style style:name="P5" style:family="paragraph" style:parent-style-name="Standard">
      <style:text-properties fo:language="en" fo:country="US" fo:font-weight="normal" style:font-weight-asian="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weight="bold" style:font-weight-asian="bold" style:font-weight-complex="normal"/>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US" style:font-weight-complex="normal"/>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left="0.1965in" fo:margin-right="0in" fo:text-indent="-0.1965in" style:auto-text-indent="false">
        <style:tab-stops/>
      </style:paragraph-properties>
    </style:style>
    <style:style style:name="P12" style:family="paragraph" style:parent-style-name="Standard">
      <style:paragraph-properties fo:break-before="page"/>
    </style:style>
    <style:style style:name="P13" style:family="paragraph" style:parent-style-name="Text_20_body">
      <style:text-properties fo:font-weight="normal" style:font-weight-asian="normal" style:font-weight-complex="normal"/>
    </style:style>
    <style:style style:name="P14" style:family="paragraph" style:parent-style-name="Standard" style:list-style-name="L1"/>
    <style:style style:name="P15" style:family="paragraph" style:parent-style-name="Standard" style:list-style-name="L2">
      <style:text-properties fo:font-weight="bold" style:font-weight-asian="bold"/>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3"/>
    <style:style style:name="P19" style:family="paragraph" style:parent-style-name="Standard" style:list-style-name="L3">
      <style:text-properties fo:language="en" fo:country="US"/>
    </style:style>
    <style:style style:name="P20" style:family="paragraph" style:parent-style-name="Standard">
      <style:text-properties fo:language="en" fo:country="US" fo:font-weight="normal" style:font-weight-asian="normal" style:font-weight-complex="normal"/>
    </style:style>
    <style:style style:name="P21" style:family="paragraph" style:parent-style-name="Heading_20_2">
      <style:text-properties fo:font-weight="bold" style:font-weight-asian="bold"/>
    </style:style>
    <style:style style:name="P22" style:family="paragraph" style:parent-style-name="Heading_20_2">
      <style:text-properties fo:language="en" fo:country="US" fo:font-weight="normal" style:font-weight-asian="normal" style:font-weight-complex="normal"/>
    </style:style>
    <style:style style:name="P23" style:family="paragraph" style:parent-style-name="Heading_20_2">
      <style:paragraph-properties fo:break-before="page"/>
    </style:style>
    <style:style style:name="P24" style:family="paragraph">
      <style:paragraph-properties text:enable-numbering="false" fo:margin-left="0in" fo:margin-right="0in" fo:margin-top="0in" fo:margin-bottom="0in" fo:line-height="100%" fo:text-align="center" fo:text-indent="0in"/>
    </style:style>
    <style:style style:name="P25"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26"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27"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28" style:family="paragraph">
      <style:paragraph-properties text:enable-numbering="false" fo:margin-left="0in" fo:margin-right="0in" fo:margin-top="0in" fo:margin-bottom="0in" fo:line-height="100%" fo:text-align="start" fo:text-indent="0in"/>
    </style:style>
    <style:style style:name="P29"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30"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style:font-weight-complex="normal"/>
    </style:style>
    <style:style style:name="T4" style:family="text">
      <style:text-properties fo:language="en" fo:country="US"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complex="bold"/>
    </style:style>
    <style:style style:name="T9" style:family="text">
      <style:text-properties fo:font-weight="bold" style:font-weight-complex="normal"/>
    </style:style>
    <style:style style:name="T10" style:family="text">
      <style:text-properties style:font-weight-asian="normal" style:font-weight-complex="normal"/>
    </style:style>
    <style:style style:name="T11" style:family="text">
      <style:text-properties fo:color="#000000" style:text-outline="false" style:text-line-through-style="none" style:font-name="Nimbus Roman No9 L"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12" style:family="text">
      <style:text-properties fo:color="#000000"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text:list-style style:name="L1">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1.5138in" draw:shadow="hidden" draw:shadow-offset-x="0.1181in" draw:shadow-offset-y="0.1181in" draw:shadow-color="#808080" style:run-through="foreground"/>
    </style:style>
    <style:style style:name="gr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398in" fo:min-width="1.1783in" draw:shadow="hidden" draw:shadow-offset-x="0.1181in" draw:shadow-offset-y="0.1181in" draw:shadow-color="#808080" style:run-through="foreground"/>
    </style:style>
    <style:style style:name="gr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0.8618in" draw:shadow="hidden" draw:shadow-offset-x="0.1181in" draw:shadow-offset-y="0.1181in" draw:shadow-color="#808080" style:run-through="foreground"/>
    </style:style>
    <style:style style:name="gr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0.5854in" draw:shadow="hidden" draw:shadow-offset-x="0.1181in" draw:shadow-offset-y="0.1181in" draw:shadow-color="#808080" style:run-through="foreground"/>
    </style:style>
    <style:style style:name="gr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1.2929in" draw:shadow="hidden" draw:shadow-offset-x="0.1181in" draw:shadow-offset-y="0.1181in" draw:shadow-color="#808080" style:run-through="foreground"/>
    </style:style>
    <style:style style:name="gr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1.5193in" draw:shadow="hidden" draw:shadow-offset-x="0.1181in" draw:shadow-offset-y="0.1181in" draw:shadow-color="#808080"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028in" fo:min-width="1.2173in" draw:shadow="hidden" draw:shadow-offset-x="0.1181in" draw:shadow-offset-y="0.1181in" draw:shadow-color="#808080" style:run-through="foreground"/>
    </style:style>
    <style:style style:name="gr1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0043in" fo:min-width="0.7972in" draw:shadow="hidden" draw:shadow-offset-x="0.1181in" draw:shadow-offset-y="0.1181in" draw:shadow-color="#808080" style:run-through="foreground"/>
    </style:style>
    <style:style style:name="gr12"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028in" fo:min-width="0.6811in" draw:shadow="hidden" draw:shadow-offset-x="0.1181in" draw:shadow-offset-y="0.1181in" draw:shadow-color="#808080" style:run-through="foreground"/>
    </style:style>
    <style:style style:name="gr13"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398in" fo:min-width="1.1791in" draw:shadow="hidden" draw:shadow-offset-x="0.1181in" draw:shadow-offset-y="0.1181in" draw:shadow-color="#808080" style:run-through="foreground"/>
    </style:style>
    <style:style style:name="gr14" style:family="graphic">
      <style:graphic-properties draw:stroke="none" svg:stroke-width="0in" svg:stroke-color="#000000" draw:marker-start-width="0.1181in" draw:marker-start-center="false" draw:marker-end-width="0.1181in" draw:marker-end-center="false" draw:fill="none" draw:fill-color="#ffffff" fo:min-height="0.411in"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fo:min-height="0.8035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fo:min-height="0.6028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ign of the<text:span text:style-name="T1"> SRM </text:span>requests and request scheduler.</text:p>
      <text:p text:style-name="Standard"/>
      <text:h text:style-name="Heading_20_1" text:outline-level="1">Introduction</text:h>
      <text:p text:style-name="P1"/>
      <text:p text:style-name="Standard">SRM Request Scheduler <text:s/>provides a mechanism for execution of<text:span text:style-name="T1"> SRM </text:span>requests in a manner that<text:span text:style-name="T1"> yields </text:span>maximum utilization of the storage system resources without overloading the system. Main resources managed by the scheduler are a pool of execution threads <text:s/>and queues of requests. It <text:s/>attempts to provide fairness of the execution of the requests <text:s/>between multiple <text:s/>users. If one user submits a request with a ten thousand Execution Requests in it and the next user submits a request with 1 Execution Request, the second request does not wait for the<text:span text:style-name="T1"> completion </text:span>of all ten thousand Execution Requests before being executed. Request<text:span text:style-name="T1"> Scheduler</text:span> paces the transition of the requests into Ready state (which means delivery of the transfer<text:span text:style-name="T1"> URLs </text:span>to the users), to control the execution of the users initiated transfers.</text:p>
      <text:p text:style-name="P1"/>
      <text:p text:style-name="Standard">SRM provides a persistent storage of the<text:span text:style-name="T1"> SRM </text:span>requests states, so that the system should <text:s/>be able to survive reboots. </text:p>
      <text:p text:style-name="Standard"/>
      <text:p text:style-name="Standard">This scheduler is <text:s/>non-preemptive, meaning that if a job is being executed, it can not be temporarily stopped to give way to the execution of the other job.</text:p>
      <text:p text:style-name="Standard"/>
      <text:p text:style-name="Standard"/>
      <text:p text:style-name="Standard"/>
      <text:h text:style-name="Heading_20_1" text:outline-level="1">Description</text:h>
      <text:h text:style-name="Heading_20_2" text:outline-level="2">Job</text:h>
      <text:p text:style-name="P1"/>
      <text:p text:style-name="P1">Job <text:span text:style-name="T5">is an abstract class that has a number of properties and run method. Job has a state property. The goal of the scheduler it so execute job's run method (potentially more than once) and perform other manipulations until job reached one of its final states (value of the state property) . Once job is scheduled to be executed by the scheduler the scheduler places Job in a queue, and eventually executes job's run method, using one of the </text:span><text:soft-page-break/><text:span text:style-name="T5">Scheduler's pooled thread. Depending on the state of the job upon completion of the execution, job can be determined to have been completely executed, partially executed, failed, canceled, and so on. Jobs in a final state, that is in Done, Failed or Canceled state, <text:s/>are not managed by the Scheduler. More detailed are bellow.</text:span></text:p>
      <text:p text:style-name="P3"/>
      <text:p text:style-name="P3">Each SRM request or file request executed by the dCache SRM is a subclass of Job.</text:p>
      <text:p text:style-name="P3"/>
      <text:p text:style-name="P3">Each job has the following properties:</text:p>
      <text:p text:style-name="P3"/>
      <text:p text:style-name="P1">Job Id <text:span text:style-name="T5">is a long integer uniquely identifying each instance of the Job</text:span></text:p>
      <text:p text:style-name="Standard"/>
      <text:p text:style-name="P2">Job Submitter <text:span text:style-name="T5"><text:s/>(Job owner, creator, user) is a unique string uniquely identifying the <text:s/>submitter / creator of the job. All the jobs created by the same submitter should return the same submitter string, so that the scheduler could use this info in counting the number of the jobs running corresponding to each job submitter and could make a fair scheduling decisions, on basis of some measure of fairness.</text:span></text:p>
      <text:p text:style-name="P3"/>
      <text:p text:style-name="P2">Job Priority<text:span text:style-name="T5"> is a non-negative integer, used in making the scheduling decision. The higher the job priority the more likely it will be executed sooner compared with the Jobs scheduled to be executed at the same time.</text:span></text:p>
      <text:p text:style-name="P3"/>
      <text:p text:style-name="P2">Job Creation time <text:span text:style-name="T5">(in milliseconds as reported by System.currentimemillis() ) and </text:span>lifetime<text:span text:style-name="T5"> (in milliseconds ) used to determine when to change the state of the job still not in final state to Canceled state. </text:span></text:p>
      <text:p text:style-name="P3"/>
      <text:p text:style-name="P4"><text:span text:style-name="T8">Job's Number of retries </text:span>– number of times the the job execution failed in non-fatal manner and was scheduled to be retied again.</text:p>
      <text:p text:style-name="P4"><text:span text:style-name="T8">Job's Max number of retries</text:span><text:span text:style-name="T10"> maximum number of times to attempt to execute a job after the run method throws non fatal exceptions, <text:s/>before failing a job. </text:span></text:p>
      <text:p text:style-name="P4"><text:span text:style-name="T8">Next Job Id </text:span><text:span text:style-name="T10">was planned to be</text:span> used for the creation of the linked lists of the jobs, by the queues.</text:p>
      <text:p text:style-name="P4"/>
      <text:h text:style-name="P21" text:outline-level="2">Job States</text:h>
      <text:p text:style-name="P3">Job State is represented by org.dcache.srm.scheduler.State class.</text:p>
      <text:p text:style-name="Standard">The Job has (or is in) a<text:span text:style-name="T1"> state. The </text:span>states are</text:p>
      <text:p text:style-name="Standard"><text:soft-page-break/>1. Pending – Initial state of the Job, </text:p>
      <text:list xml:id="list911147109" text:style-name="L1">
        <text:list-item>
          <text:p text:style-name="P14"><text:span text:style-name="T1">TQueued</text:span> - <text:s/>Waiting on a Thread Queue for a Thread in the Thread Pool ,</text:p>
        </text:list-item>
        <text:list-item>
          <text:p text:style-name="P14">PriorityTQueued – Waiting on a Priority Thread Queue for a Thread in the Thread Pool.</text:p>
        </text:list-item>
      </text:list>
      <text:p text:style-name="Standard">3. Running – Utilizing A Thread from the Thread Pool,</text:p>
      <text:p text:style-name="Standard">4. RunningWithoutThread, a job is not running withing the thread, but job is being processed by something outside the scheduler, by still should be counted towards the total number of running jobs, thus the total number of Running and RunningWithoutThread jobs should be less than MaximumNumberOfRunning Jobs</text:p>
      <text:p text:style-name="Standard">5. <text:span text:style-name="T1">AsyncWait</text:span> -<text:span text:style-name="T1">Waiting</text:span> For <text:span text:style-name="T1">Async</text:span> Notification, upon the notification, the job is placed on the the PriorityTQueue</text:p>
      <text:p text:style-name="Standard">6.<text:span text:style-name="T1"> ReadyQueued <text:s/></text:span>- Waiting on Ready Queue till Job may become Ready, </text:p>
      <text:p text:style-name="Standard">7. Ready , all transfer<text:span text:style-name="T1"> URLs </text:span>are available, the server is ready to perform transfer.</text:p>
      <text:p text:style-name="Standard">8.<text:span text:style-name="T1"> Transferring </text:span>– client indicates that the Job file is being transfered, <text:s/>or server is performing transfer itself.</text:p>
      <text:p text:style-name="Standard">9. RetryWait – nonfatal failure of Job execution , timer is started, upon<text:span text:style-name="T1"> expiration <text:s/></text:span>of which the Job is added to the <text:span text:style-name="T1">TPriorityQueue.</text:span></text:p>
      <text:p text:style-name="Standard">10. Failed – fatal failure in execution, Final State, </text:p>
      <text:p text:style-name="P11">11.Done – Job has either completed or Ready Job has been set to Done by the user, Final State.</text:p>
      <text:p text:style-name="P11">12. Canceled – Job has been canceled by the user, Final State.</text:p>
      <text:p text:style-name="P6"/>
      <text:p text:style-name="P7"/>
      <text:h text:style-name="P22" text:outline-level="2"/>
      <text:h text:style-name="Heading_20_2" text:outline-level="2">Scheduler </text:h>
      <text:p text:style-name="P2"><text:span text:style-name="T5">Scheduler manages execution of Jobs. Scheduler internally utilizes queues, timers and thread pools to provide a controlled Job execution</text:span><text:span text:style-name="T2"> environment. </text:span></text:p>
      <text:p text:style-name="P6"/>
      <text:p text:style-name="P1">Major Components of the Scheduler</text:p>
      <text:list xml:id="list1004989530" text:style-name="L2">
        <text:list-item>
          <text:p text:style-name="P15">Queues</text:p>
          <text:p text:style-name="P16">by the queue we understand an ordered collection of jobs. <text:s/>When the job is extracted from the queue, it is not necessarily the first job in the collection is extracted, but all jobs can be considered and the decision on the extraction is made on basis of many factors, including the position of the job in the queue.</text:p>
          <text:p text:style-name="P16"><text:soft-page-break/>Scheduler utilizes three Queues called “Thread Queue”, “Priority Thread Queue” and “Ready Queue”.</text:p>
          <text:p text:style-name="P16"/>
        </text:list-item>
        <text:list-item>
          <text:p text:style-name="P15">Threads and a Thread pool.</text:p>
          <text:p text:style-name="P16">A <text:s/>number of threads, <text:s/>collectively called a pool of threads, is <text:s/>used for the execution of the jobs, Once the execution is completed, the thread is returned to the pools for further utilization. The total number of threads is not allowed to grow beyond the fixed limit.</text:p>
        </text:list-item>
        <text:list-item>
          <text:p text:style-name="P15">Timers</text:p>
          <text:p text:style-name="P17">A timer is an object that, once created, executes a certain code at a specified moment in time called timer expiration time.</text:p>
        </text:list-item>
      </text:list>
      <text:p text:style-name="P10"/>
      <text:h text:style-name="Heading_20_2" text:outline-level="2">Execution of the Job by the Scheduler</text:h>
      <text:p text:style-name="P3">Execution of <text:s/>Job requires utilization of certain storage (disk,tape etc), memory, processor and network resources. One of the requirements is that upon the completion of Job execution (successful or not) all resources should be released. The exception is the storage resources occupied by a file created <text:s/>in a permanent storage as a result of the request. The goal of the execution is to bring the job from the initial state of the job, “Pending”, to one of the final states “Canceled”, “Failed” or “Done”.</text:p>
      <text:p text:style-name="P3"/>
      <text:p text:style-name="Standard"/>
      <text:p text:style-name="P3"/>
      <text:p text:style-name="Text_20_body">Job is initially in the Pending state and is is scheduled with a particular scheduler by the execution of the scheduler's <text:span text:style-name="T6">schedule</text:span> method. After that the job is placed in the Thread Queue, and its state is set to TQueued. <text:s/>Thread Queue itself has a limit on number of elements it may hold. If the limit is already reached, Job is failed. </text:p>
      <text:p text:style-name="Text_20_body">As long as there are threads available in the thread pool and the jobs are present in the Priority Thread Queue or a Thread queue, the scheduler, weights the queued jobs <text:s/>using plugable JobPriorityPolicyInterface, which evaluates the immediate priority for each of the job in the PriorityThreadQueue or, if it is empty, for each of the Job in the Thread queue. The following parameters are considered by the <text:s/>JobPriorityPolicyInterface</text:p>
      <text:list xml:id="list1960089126" text:style-name="L3">
        <text:list-item>
          <text:p text:style-name="P19">Queue length</text:p>
        </text:list-item>
        <text:list-item>
          <text:p text:style-name="P19">Job Position in the queue,</text:p>
        </text:list-item>
        <text:list-item>
          <text:p text:style-name="P19">number of jobs running submitter by the same user</text:p>
        </text:list-item>
        <text:list-item>
          <text:p text:style-name="P19">Maximum number of Jobs allowed by the same user</text:p>
        </text:list-item>
        <text:list-item>
          <text:p text:style-name="P18"><text:soft-page-break/><text:span text:style-name="T1">Job itself, so that its properties (priority) can be examined.</text:span> </text:p>
          <text:p text:style-name="P18"/>
        </text:list-item>
      </text:list>
      <text:p text:style-name="Text_20_body">The job with the highest weight is removed from the queue <text:s/>and executes the scheduler runs the run method of the job with the highest value using one of the threads of the pool. <text:s text:c="2"/></text:p>
      <text:p text:style-name="Text_20_body"/>
      <text:p text:style-name="Text_20_body">After the completion of the run method Job can be in a number of states. </text:p>
      <text:p text:style-name="Text_20_body">If it is in the Done, Failed or Canceled state, no more processing is required.</text:p>
      <text:p text:style-name="Text_20_body">If it is still in a Running state, the Job is placed in the Ready queue and its state is set to RQueued.</text:p>
      <text:p text:style-name="Text_20_body">If it is in AsyncWait state, the scheduler needs to wait until and internal even will reschedule the job by running the scheduler method again. In this case a job is placed in the PriorityThreadQueue and jobs state is set to PriorityTQueued. Than it will eventually get its run method run again. </text:p>
      <text:p text:style-name="Text_20_body">If the run method execution completes with an exception, and exception is a NonFatalException, the job <text:s/>number of retries property is increased and if it less than the maximum number of retries, it's put in the RetryWait state, and a Retry timer is started. If the number of retries is greater than the maximum number retries (see scheduler properties below), the job is failed. Upon the expiration of the retry timeout, the timer schedules the Job, running the schedule method of the scheduler, and it is places in the priority thread queue.</text:p>
      <text:p text:style-name="Text_20_body">The Scheduler allows only the limited number of jobs in the Ready state. If the number of jobs in the ready state is less than the maximum number, the Jobs in the ready queue weighted using the same process as described for the Jobs in the Thread queue, and the job with the highest value is set to Ready state. Job state to<text:span text:style-name="T1"> Transferring </text:span>and then to Done, or user can change the state to Done directly..<text:span text:style-name="T1"> Changing </text:span>Job state to Running does not reduce the total number of <text:s/>Ready jobs from the point of view of scheduler. </text:p>
      <text:p text:style-name="Text_20_body">The Job in the Ready state could be set to Done state by external event. </text:p>
      <text:p text:style-name="Text_20_body">The Ready State is used to model the state of the SRM Put and Get file requests when the <text:s/>TURL is given out to the client and it is client's responsibility to perform the transfer. Limiting the total number of the jobs in the ready state we limit the maximum number of simultaneous transfers performed by the client thus preventing the overall </text:p>
      <text:p text:style-name="Text_20_body">If the job lifetime expires (creation time + lifetime &gt; current time) the Job is either set to Done if it was in Ready <text:s/>state or to Failed state otherwise.</text:p>
      <text:p text:style-name="Standard"><text:soft-page-break/>Every Job should move to the Canceled, Done or Failed state by the end of the execution or of its lifetime.</text:p>
      <text:p text:style-name="Text_20_body"/>
      <text:h text:style-name="Heading_20_2" text:outline-level="2"><text:s/>Job State Transitions</text:h>
      <text:p text:style-name="Standard">Another way to think of the execution of the Jobs by the scheduler is in terms of the state transitions. Here are most of the common state transitions</text:p>
      <text:p text:style-name="Standard"/>
      <text:p text:style-name="Standard">Any State -&gt; Canceled: User canceled request </text:p>
      <text:p text:style-name="Standard"/>
      <text:p text:style-name="Standard">State -&gt; Failed: Job lifetime has<text:span text:style-name="T1"> expired. This </text:span>transition will happen for Pending, <text:span text:style-name="T1">TQueued</text:span>, Running, AsyncWait,<text:span text:style-name="T1">RQueued</text:span> and RetryWait states.</text:p>
      <text:p text:style-name="Standard"/>
      <text:p text:style-name="Standard">(Ready/Transferring) State -&gt; Done: Job lifetime has expired. This transition will happen for Ready and<text:span text:style-name="T1"> Transferring </text:span>states.</text:p>
      <text:p text:style-name="Standard"/>
      <text:p text:style-name="Standard">(Ready/Transferring) State -&gt; Done: Job has been set to Done by the user . This transition will happen for Ready and<text:span text:style-name="T1"> Transferring </text:span>states.</text:p>
      <text:p text:style-name="Standard"/>
      <text:p text:style-name="Standard"/>
      <text:p text:style-name="Standard">Pending-&gt;Running: Number of Running Job is less then number of threads in the pool.</text:p>
      <text:p text:style-name="Standard">Pending -&gt;TQueued: No threads are left in the thread pool. Job is passed to the Scheduler. Scheduler has placed Job on the Thread Queue.</text:p>
      <text:p text:style-name="Standard">Pending -&gt; Failed: Job is passed to the Scheduler. Thread Queue size limit is reached.</text:p>
      <text:p text:style-name="Standard"/>
      <text:p text:style-name="Standard">(PriorityTQueued/TQueued-&gt;Running): Job is assigned a thread from the Thread Pool for utilization.</text:p>
      <text:p text:style-name="Standard"/>
      <text:p text:style-name="Standard">Running-&gt;AsyncWait: Job Execution Code Starts a Wait for<text:span text:style-name="T1"> Asynchronous </text:span>Notification</text:p>
      <text:p text:style-name="Standard">Running-&gt;RetryWait: Job Execution code fails with nonfatal error and the number of performed retries is less then max allowed. The timer with retry timeout is started</text:p>
      <text:p text:style-name="Standard">Running-&gt;Failed: Job Execution Code fails with fatal error or code fails with nonfatal error and max retries limit is reached</text:p>
      <text:p text:style-name="Standard">Running-&gt;RQueued: Job Execution Code completed successfully,Number of Ready or<text:span text:style-name="T1"> <text:s/>Transferring <text:s/></text:span>request is equal to the max number of ready requests.</text:p>
      <text:p text:style-name="Standard">Running-&gt;Ready: Job Execution Code completed successfully,Number of Ready or<text:span text:style-name="T1"> <text:s/></text:span><text:soft-page-break/><text:span text:style-name="T1">Transferring <text:s/></text:span>request is less then <text:s/>the max number of ready requests.</text:p>
      <text:p text:style-name="Standard">Running-&gt;Ready: <text:s/>Job can be put into the Done state by the Job Execution Code itself. </text:p>
      <text:p text:style-name="Standard"/>
      <text:p text:style-name="Standard">AsyncWait-&gt;PriorityTQueued: Job received<text:span text:style-name="T1"> asynchronous </text:span>notification from external source</text:p>
      <text:p text:style-name="Standard"/>
      <text:p text:style-name="Standard">RetryWait-&gt;PriorityTQueued: retry timeout expired</text:p>
      <text:p text:style-name="Standard"/>
      <text:p text:style-name="Standard">RQueued-&gt;Ready: Number of Ready or<text:span text:style-name="T1"> <text:s/>Transferring <text:s/></text:span>request is or has become <text:s/>less then <text:s/>the max number of ready requests.</text:p>
      <text:p text:style-name="Standard"/>
      <text:p text:style-name="Standard">Ready<text:span text:style-name="T1">-&gt;Transferring:</text:span> User set status of Ready Job to <text:span text:style-name="T1">Transferring.</text:span></text:p>
      <text:p text:style-name="Standard"/>
      <text:p text:style-name="Standard">Ready-&gt;Done:User set status of Ready Job to Done or lifetime of the job expires.</text:p>
      <text:p text:style-name="Standard"/>
      <text:p text:style-name="Standard"><text:span text:style-name="T1">Transferring</text:span>-&gt;Done:User set status of Ready Job to Done.</text:p>
      <text:p text:style-name="Standard"/>
      <text:h text:style-name="Heading_20_2" text:outline-level="2"/>
      <text:p text:style-name="P13"/>
      <text:p text:style-name="Standard">Figure 1 bellow illustrates some of the State Transitions of Jobs.</text:p>
      <text:p text:style-name="P12"><draw:g text:anchor-type="paragraph" draw:z-index="0" draw:style-name="gr1"><draw:ellipse draw:style-name="gr2" draw:text-style-name="P25" draw:id="id1" svg:width="0.9185in" svg:height="0.3421in" svg:x="2.1217in" svg:y="0.0016in"><text:p text:style-name="P24"><text:span text:style-name="T11">Pending</text:span></text:p></draw:ellipse><draw:ellipse draw:style-name="gr2" draw:text-style-name="P25" draw:id="id3" svg:width="0.5768in" svg:height="0.2539in" svg:x="2.2295in" svg:y="7.8224in"><text:p text:style-name="P24"><text:span text:style-name="T11">Done</text:span></text:p></draw:ellipse><draw:ellipse draw:style-name="gr2" draw:text-style-name="P26" draw:id="id4" svg:width="0.998in" svg:height="0.4067in" svg:x="0.3661in" svg:y="5.6972in"><text:p text:style-name="P24"><text:span text:style-name="T12">Transferring</text:span></text:p></draw:ellipse><draw:ellipse draw:style-name="gr2" draw:text-style-name="P25" draw:id="id2" svg:width="0.9043in" svg:height="0.3815in" svg:x="2.1146in" svg:y="5.7815in"><text:p text:style-name="P24"><text:span text:style-name="T11">Ready</text:span></text:p></draw:ellipse><draw:ellipse draw:style-name="gr2" draw:text-style-name="P25" draw:id="id8" svg:width="0.7217in" svg:height="0.3748in" svg:x="0.4795in" svg:y="4.3161in"><text:p text:style-name="P24"><text:span text:style-name="T11">Failed</text:span></text:p></draw:ellipse><draw:ellipse draw:style-name="gr2" draw:text-style-name="P25" draw:id="id6" svg:width="0.9689in" svg:height="0.4323in" svg:x="0.5323in" svg:y="2.1654in"><text:p text:style-name="P24"><text:span text:style-name="T11">RetryWait</text:span></text:p></draw:ellipse><draw:connector draw:style-name="gr3" draw:text-style-name="P27" draw:type="line" svg:x1="2.5807in" svg:y1="0.3433in" svg:x2="2.576in" svg:y2="1.065in" draw:start-shape="id1" draw:start-glue-point="2" svg:d="m3716 494-7 1039"><text:p/></draw:connector><draw:connector draw:style-name="gr3" draw:text-style-name="P27" draw:type="line" svg:x1="2.5669in" svg:y1="6.1626in" svg:x2="2.5177in" svg:y2="7.8224in" draw:start-shape="id2" draw:start-glue-point="2" draw:end-shape="id3" draw:end-glue-point="0" svg:d="m3696 8874-71 2390"><text:p/></draw:connector><draw:connector draw:style-name="gr3" draw:text-style-name="P27" draw:type="curve" svg:x1="0.8646in" svg:y1="6.1035in" svg:x2="2.5173in" svg:y2="7.8224in" draw:start-shape="id4" draw:start-glue-point="2" draw:end-shape="id3" svg:d="m1245 8789c0 1849 2380 612 2380 2475"><text:p/></draw:connector><draw:connector draw:style-name="gr3" draw:text-style-name="P27" draw:type="curve" svg:x1="2.115in" svg:y1="5.9717in" svg:x2="1.3642in" svg:y2="5.9in" draw:start-shape="id2" draw:start-glue-point="3" draw:end-shape="id4" draw:end-glue-point="1" svg:d="m3045 8599c-810 0-270-103-1081-103"><text:p/></draw:connector><draw:connector draw:style-name="gr3" draw:text-style-name="P27" draw:type="curve" svg:x1="2.1634in" svg:y1="3.0626in" svg:x2="1.5008in" svg:y2="2.3815in" draw:start-shape="id5" draw:start-glue-point="3" draw:end-shape="id6" draw:end-glue-point="1" svg:d="m3115 4410c-715 0-239-981-954-981"><text:p/></draw:connector><draw:connector draw:style-name="gr3" draw:text-style-name="P27" draw:type="line" svg:x1="2.576in" svg:y1="1.6996in" svg:x2="2.5815in" svg:y2="2.8969in" draw:end-shape="id5" draw:end-glue-point="0" svg:d="m3709 2447 8 1724"><text:p/></draw:connector><draw:connector draw:style-name="gr3" draw:text-style-name="P27" draw:type="line" svg:x1="2.5811in" svg:y1="3.2287in" svg:x2="2.5764in" svg:y2="4.3996in" draw:start-shape="id5" draw:start-glue-point="2" draw:end-shape="id7" draw:end-glue-point="0" svg:d="m3717 4649-7 1686"><text:p/></draw:connector><draw:connector draw:style-name="gr3" draw:text-style-name="P27" draw:type="curve" svg:x1="2.1634in" svg:y1="3.0626in" svg:x2="0.8398in" svg:y2="4.3161in" draw:start-shape="id5" draw:start-glue-point="3" draw:end-shape="id8" draw:end-glue-point="0" svg:d="m3115 4410c-1271 0-1906 601-1906 1805"><text:p/></draw:connector><draw:connector draw:style-name="gr3" draw:text-style-name="P27" draw:type="curve" svg:x1="1.0161in" svg:y1="2.1654in" svg:x2="4.4126in" svg:y2="0.7236in" draw:start-shape="id6" draw:start-glue-point="0" draw:end-shape="id9" draw:end-glue-point="0" svg:d="m1463 3118c0-2878 4891-2060 4891-1636"><text:p/></draw:connector><draw:frame draw:style-name="gr4" draw:text-style-name="P29" svg:width="1.5142in" svg:height="0.4606in" svg:x="2.3354in" svg:y="0.489in"><draw:text-box><text:p text:style-name="P28"><text:span text:style-name="T12">Job added, no threads </text:span></text:p><text:p text:style-name="P28"><text:span text:style-name="T12">in thread pool</text:span></text:p></draw:text-box></draw:frame><draw:frame draw:style-name="gr5" draw:text-style-name="P30" svg:width="1.1787in" svg:height="0.4988in" svg:x="2.1854in" svg:y="1.9441in"><draw:text-box><text:p text:style-name="P28"><text:span text:style-name="T12">Thread Available</text:span></text:p><text:p text:style-name="P28"><text:span text:style-name="T12">in Thread Poo</text:span><text:span text:style-name="T11">l</text:span></text:p></draw:text-box></draw:frame><draw:frame draw:style-name="gr6" draw:text-style-name="P29" svg:width="0.865in" svg:height="0.4606in" svg:x="0.7008in" svg:y="1.5189in"><draw:text-box><text:p text:style-name="P28"><text:span text:style-name="T12">Retry Timer </text:span></text:p><text:p text:style-name="P28"><text:span text:style-name="T12">Expires</text:span></text:p></draw:text-box></draw:frame><draw:frame draw:style-name="gr7" draw:text-style-name="P29" svg:width="0.5858in" svg:height="0.6906in" svg:x="1.4161in" svg:y="5.6524in"><draw:text-box><text:p text:style-name="P28"><text:span text:style-name="T12">User set</text:span></text:p><text:p text:style-name="P28"><text:span text:style-name="T12">status to</text:span></text:p><text:p text:style-name="P28"><text:span text:style-name="T12">Running</text:span></text:p></draw:text-box></draw:frame><draw:connector draw:style-name="gr3" draw:text-style-name="P27" draw:type="curve" svg:x1="2.9996in" svg:y1="3.063in" svg:x2="4.2717in" svg:y2="2.6177in" draw:start-shape="id5" draw:start-glue-point="1" draw:end-shape="id10" draw:end-glue-point="2" svg:d="m4319 4410c1222 0 1832-213 1832-641"><text:p/></draw:connector><draw:connector draw:style-name="gr3" draw:text-style-name="P27" draw:type="curve" svg:x1="3.5236in" svg:y1="2.1807in" svg:x2="4.4126in" svg:y2="0.8642in" draw:start-shape="id10" draw:start-glue-point="0" draw:end-shape="id9" draw:end-glue-point="0" svg:d="m6151 3140c0-751-1077-501-1077-1221s1280-861 1280-437"><text:p/></draw:connector><draw:frame draw:style-name="gr8" draw:text-style-name="P29" svg:width="1.2933in" svg:height="0.4606in" svg:x="3.4661in" svg:y="1.7323in"><draw:text-box><text:p text:style-name="P28"><text:span text:style-name="T12">Async Notification</text:span></text:p><text:p text:style-name="P28"><text:span text:style-name="T12">Arrived</text:span></text:p></draw:text-box></draw:frame><draw:frame draw:style-name="gr9" draw:text-style-name="P29" svg:width="1.5197in" svg:height="0.6906in" svg:x="1.9106in" svg:y="3.4551in"><draw:text-box><text:p text:style-name="P28"><text:span text:style-name="T12">Job Execution</text:span></text:p><text:p text:style-name="P28"><text:span text:style-name="T12">Completed</text:span></text:p><text:p text:style-name="P28"><text:span text:style-name="T12">Num Of Ready is Max</text:span></text:p></draw:text-box></draw:frame><draw:frame draw:style-name="gr10" draw:text-style-name="P29" svg:width="1.2177in" svg:height="0.6906in" svg:x="0.5098in" svg:y="3.539in"><draw:text-box><text:p text:style-name="P28"><text:span text:style-name="T12">Job Execution</text:span></text:p><text:p text:style-name="P28"><text:span text:style-name="T12">Failed or Lifetime</text:span></text:p><text:p text:style-name="P28"><text:span text:style-name="T12">Expired</text:span></text:p></draw:text-box></draw:frame><draw:frame draw:style-name="gr11" draw:text-style-name="P29" svg:width="0.7996in" svg:height="1.1504in" svg:x="2.3181in" svg:y="6.2189in"><draw:text-box><text:p text:style-name="P28"><text:span text:style-name="T12">User </text:span></text:p><text:p text:style-name="P28"><text:span text:style-name="T12">Set Status</text:span></text:p><text:p text:style-name="P28"><text:span text:style-name="T12">to Done</text:span></text:p><text:p text:style-name="P28"><text:span text:style-name="T12">or Lifetime </text:span></text:p><text:p text:style-name="P28"><text:span text:style-name="T12">Exoired</text:span></text:p></draw:text-box></draw:frame><draw:ellipse draw:style-name="gr2" draw:text-style-name="P25" draw:id="id5" svg:width="0.8362in" svg:height="0.3323in" svg:x="2.1634in" svg:y="2.8969in"><text:p text:style-name="P24"><text:span text:style-name="T11">Running</text:span></text:p></draw:ellipse><draw:ellipse draw:style-name="gr2" draw:text-style-name="P25" draw:id="id7" svg:width="0.987in" svg:height="0.4717in" svg:x="2.0835in" svg:y="4.3996in"><text:p text:style-name="P24"><text:span text:style-name="T11">R Queued</text:span></text:p></draw:ellipse><draw:connector draw:style-name="gr3" draw:text-style-name="P27" draw:type="curve" svg:x1="2.5768in" svg:y1="4.8709in" svg:x2="2.5669in" svg:y2="5.7811in" draw:start-shape="id7" draw:start-glue-point="2" draw:end-shape="id2" draw:end-glue-point="0" svg:d="m3710 7014c0 984-14 329-14 1311"><text:p/></draw:connector><draw:ellipse draw:style-name="gr2" draw:text-style-name="P25" draw:id="id10" svg:width="0.8677in" svg:height="0.437in" svg:x="3.8382in" svg:y="2.1807in"><text:p text:style-name="P24"><text:span text:style-name="T11">AsyncWait</text:span></text:p></draw:ellipse><draw:connector draw:style-name="gr3" draw:text-style-name="P27" draw:type="curve" svg:x1="1.9118in" svg:y1="0.1724in" svg:x2="2.5811in" svg:y2="2.8969in" draw:start-shape="id1" draw:start-glue-point="3" draw:end-shape="id5" draw:end-glue-point="0" svg:d="m3055 248c-424 0-353 1043-82 1334s744-168 744 2589"><text:p/></draw:connector><draw:frame draw:style-name="gr12" draw:text-style-name="P29" svg:width="0.6815in" svg:height="0.4606in" svg:x="1.3043in" svg:y="2.4614in"><draw:text-box><text:p text:style-name="P28"><text:span text:style-name="T12">Non-Fatal</text:span></text:p><text:p text:style-name="P28"><text:span text:style-name="T12">Failure</text:span></text:p></draw:text-box></draw:frame><draw:frame draw:style-name="gr13" draw:text-style-name="P30" svg:width="1.1795in" svg:height="0.4988in" svg:x="1.0823in" svg:y="0.4815in"><draw:text-box><text:p text:style-name="P28"><text:span text:style-name="T12">Thread Available</text:span></text:p><text:p text:style-name="P28"><text:span text:style-name="T12">in Thread Poo</text:span><text:span text:style-name="T11">l</text:span></text:p></draw:text-box></draw:frame><draw:frame draw:style-name="gr8" draw:text-style-name="P29" svg:width="1.2933in" svg:height="0.4606in" svg:x="3.4236in" svg:y="2.8469in"><draw:text-box><text:p text:style-name="P28"><text:span text:style-name="T12">Job Waits for </text:span></text:p><text:p text:style-name="P28"><text:span text:style-name="T12">Async Notification</text:span></text:p></draw:text-box></draw:frame><draw:frame draw:style-name="gr14" draw:text-style-name="P29" svg:width="1.1988in" svg:height="0.4606in" svg:x="1.9945in" svg:y="5.1098in"><draw:text-box><text:p text:style-name="P28"><text:span text:style-name="T12">Num Of Ready is </text:span></text:p><text:p text:style-name="P28"><text:span text:style-name="T12">less than Max</text:span></text:p></draw:text-box></draw:frame><draw:frame draw:style-name="gr15" draw:text-style-name="P29" svg:width="1.0461in" svg:height="0.9205in" svg:x="3.3028in" svg:y="4.3091in"><draw:text-box><text:p text:style-name="P28"><text:span text:style-name="T12">Job Execution</text:span></text:p><text:p text:style-name="P28"><text:span text:style-name="T12">Completed</text:span></text:p><text:p text:style-name="P28"><text:span text:style-name="T12">Num Of Ready </text:span></text:p><text:p text:style-name="P28"><text:span text:style-name="T12">less than Max</text:span></text:p></draw:text-box></draw:frame><draw:connector draw:style-name="gr3" draw:text-style-name="P27" draw:type="curve" svg:x1="2.5815in" svg:y1="3.2287in" svg:x2="3.2295in" svg:y2="5.9717in" draw:start-shape="id5" draw:start-glue-point="2" draw:end-shape="id2" draw:end-glue-point="1" svg:d="m3717 4649c0 2757 457 2297 720 2595s334 1355-90 1355"><text:p/></draw:connector><draw:frame draw:style-name="gr11" draw:text-style-name="P29" svg:width="0.7996in" svg:height="1.1504in" svg:x="1.0516in" svg:y="6.7508in"><draw:text-box><text:p text:style-name="P28"><text:span text:style-name="T12">User </text:span></text:p><text:p text:style-name="P28"><text:span text:style-name="T12">Set Status</text:span></text:p><text:p text:style-name="P28"><text:span text:style-name="T12">to Done</text:span></text:p><text:p text:style-name="P28"><text:span text:style-name="T12">or Lifetime </text:span></text:p><text:p text:style-name="P28"><text:span text:style-name="T12">Exoired</text:span></text:p></draw:text-box></draw:frame><draw:ellipse draw:style-name="gr2" draw:text-style-name="P25" draw:id="id11" svg:width="0.8425in" svg:height="0.3622in" svg:x="4.3224in" svg:y="7.6941in"><text:p text:style-name="P24"><text:span text:style-name="T11">Canceled</text:span></text:p></draw:ellipse><draw:connector draw:style-name="gr3" draw:text-style-name="P27" draw:type="curve" svg:x1="2.9996in" svg:y1="3.0626in" svg:x2="4.7433in" svg:y2="7.6937in" draw:start-shape="id5" draw:start-glue-point="1" draw:end-shape="id11" draw:end-glue-point="0" svg:d="m4319 4410c1674 0 2511 2223 2511 6669"><text:p/></draw:connector><draw:frame draw:style-name="gr16" draw:text-style-name="P29" svg:width="1.0453in" svg:height="0.6906in" svg:x="4.4169in" svg:y="5.7917in"><draw:text-box><text:p text:style-name="P28"><text:span text:style-name="T12">Job Execution</text:span></text:p><text:p text:style-name="P28"><text:span text:style-name="T12">is Canceled by </text:span></text:p><text:p text:style-name="P28"><text:span text:style-name="T12">the User</text:span></text:p></draw:text-box></draw:frame><draw:ellipse draw:style-name="gr2" draw:text-style-name="P25" draw:id="id9" svg:width="1.3858in" svg:height="0.4559in" svg:x="3.7205in" svg:y="1.0295in"><text:p text:style-name="P24"><text:span text:style-name="T11">Prior T Queued</text:span></text:p></draw:ellipse><draw:ellipse draw:style-name="gr2" draw:text-style-name="P25" svg:width="0.9705in" svg:height="0.4559in" svg:x="2.0913in" svg:y="1.1843in"><text:p text:style-name="P24"><text:span text:style-name="T11">T Queued</text:span></text:p></draw:ellipse><draw:connector draw:style-name="gr3" draw:text-style-name="P27" draw:type="line" svg:x1="4.4717in" svg:y1="1.5445in" svg:x2="2.5815in" svg:y2="2.8965in" draw:end-shape="id5" draw:end-glue-point="0" svg:d="m6439 2224-2722 1947"><text:p/></draw:connector></draw:g></text:p>
      <text:p text:style-name="Standard"/>
      <text:p text:style-name="Standard"/>
      <text:p text:style-name="Standard"><text:s text:c="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Fig1. States </text:p>
      <text:h text:style-name="P23" text:outline-level="2">Scheduler properties</text:h>
      <text:p text:style-name="Text_20_body"><text:span text:style-name="T7">Scheduler ID</text:span><text:span text:style-name="T5"> a String uniquely identifying the Scheduler within this instance of JVM and within dCache. This ID should not change after restart, as it is used to determine the jobs that “belong” to this scheduler and should continue to be executed. </text:span></text:p>
      <text:p text:style-name="P3">The following important parameters can be configured. </text:p>
      <text:p text:style-name="P4"><text:span text:style-name="T9">MaxThreadQueueSize, </text:span>Thread Queue size</text:p>
      <text:p text:style-name="P4"><text:span text:style-name="T8">ThreadPoolSize</text:span>, Thread Pool size, </text:p>
      <text:p text:style-name="P8">MaxAsyncWaitJobs, </text:p>
      <text:p text:style-name="P4"><text:span text:style-name="T9">MaxReadyQueueSize, </text:span>Ready Queue Size, </text:p>
      <text:p text:style-name="P4"><text:span text:style-name="T9">MaxReadyJobs, </text:span>Max Number of Ready requests,</text:p>
      <text:p text:style-name="P4"><text:span text:style-name="T8">RetryTimeout</text:span>, Retry Timeout in milliseconds, </text:p>
      <text:p text:style-name="P4"><text:span text:style-name="T9">MaxRetryWaitJobs, </text:span><text:span text:style-name="T10">Maximum number of jobs in the retry wait state</text:span></text:p>
      <text:p text:style-name="P4"><text:span text:style-name="T9">MaxNumberOfRetries, </text:span>Maximum Number or Retries</text:p>
      <text:p text:style-name="P1"><text:span text:style-name="T4">MaxRunningByOwner, </text:span><text:span text:style-name="T3">MaxRunningWithoutThreadByOwner </text:span></text:p>
      <text:p text:style-name="P7"/>
      <text:p text:style-name="P7"/>
      <text:p text:style-name="P9">For different types of the request separate <text:s/>instances of the SRM Scheduler are created so that the exectuion parameters for each type of the request can be fine tuned separately. So the instance of the SRM server is running Get, Put, Copy, BringOnline, ReserveSpace and Ls request schedulers. The following parameters related to the Get request scheduler are configurable via dCacheSetup, substituting the “Put”, “Copy” and “BringOnline” for “Get” will produce the names for parameters controlling behavior of the other requests. <text:s/></text:p>
      <text:p text:style-name="P9"/>
      <text:p text:style-name="P8">srmGetLifeTime</text:p>
      <text:p text:style-name="P7">srmGetReqThreadQueueSize </text:p>
      <text:p text:style-name="P7">srmGetReqThreadPoolSize </text:p>
      <text:p text:style-name="P7">srmGetReqMaxWaitingRequests <text:s/></text:p>
      <text:p text:style-name="P7">srmGetReqReadyQueueSize </text:p>
      <text:p text:style-name="P7">srmGetReqMaxReadyRequests <text:s text:c="2"/></text:p>
      <text:p text:style-name="P7">srmGetReqMaxNumberOfRetries</text:p>
      <text:p text:style-name="P7">srmGetReqRetryTimeout</text:p>
      <text:p text:style-name="P7">srmGetReqMaxNumOfRunningBySameOwner</text:p>
      <text:p text:style-name="P7"/>
      <text:p text:style-name="P7"><text:soft-page-break/></text:p>
      <text:p text:style-name="P7"/>
      <text:p text:style-name="P7"/>
      <text:p text:style-name="P7"/>
      <text:p text:style-name="P5"/>
      <text:h text:style-name="Heading_20_2" text:outline-level="2">Job Storage</text:h>
      <text:p text:style-name="P6"><text:s/>A persistent job storage for the job. Since the actual job implementation is not known to the scheduler, the implementation of the job storage(s) should be provided by the implementors of the jobs itself. Every time the job state changes in any meaningful way the job should be saved. Since job knows the about its persistent storage, the job is saved by calling its save() method. Also the usage of the persistent storage allows to reduce the usage of the volatile computer memory keeping the job id in memory only when job is not active. <text:s/>For example the job queue needs to keep the id of the first and last job in the memory only. More information is in dCache SRM Design Document at <text:a xlink:type="simple" xlink:href="http://home.fnal.gov/%7Etimur/srm/review/dCacheSRMDesign.pdf">http://home.fnal.gov/%7Etimur/srm/review/dCacheSRMDesign.pdf</text:a><text:a xlink:type="simple" xlink:href="http://home.fnal.gov/%7Etimur/srm/review/dCacheSRMDesign.pdf"> .</text:a></text:p>
      <text:p text:style-name="P6"/>
      <text:p text:style-name="P6"/>
      <text:p text:style-name="Standard"/>
      <text:h text:style-name="Heading_20_3" text:outline-level="3"/>
      <text:h text:style-name="Heading_20_1" text:outline-level="1"/>
      <text:h text:style-name="Heading_20_1" text:outline-level="1"/>
      <text:h text:style-name="Heading_20_1" text:outline-level="1"/>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ab-stops/>
      </style:paragraph-properties>
      <style:text-properties fo:color="#000000" style:font-name="Nimbus Roman No9 L" fo:font-size="12pt" fo:language="en" fo:country="US" style:font-name-asian="HG Mincho Light J" style:font-size-asian="12pt" style:language-asian="zxx" style:country-asian="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WW-Absatz-Standardschriftart" style:family="text"/>
    <style:style style:name="WW-Absatz-Standardschriftart1" style:family="text"/>
    <style:style style:name="WW-Absatz-Standardschriftart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10">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SRM Request Scheduler Design<text:tab/>Timur Perelmutov<text:tab/><text:page-number text:select-page="current">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3-16T11:19:55</meta:creation-date>
    <dc:date>2009-03-04T15:17:59</dc:date>
    <meta:printed-by>Timur Perelmutov</meta:printed-by>
    <meta:print-date>2004-06-28T13:01:10</meta:print-date>
    <dc:language>de-DE</dc:language>
    <meta:editing-cycles>12</meta:editing-cycles>
    <meta:editing-duration>PT16H05M48S</meta:editing-duration>
    <dc:creator>Timur Perelmutov</dc:creator>
    <dc:title>SRM Request Scheduler Design</dc:title>
    <meta:document-statistic meta:table-count="0" meta:image-count="0" meta:object-count="0" meta:page-count="10" meta:paragraph-count="113" meta:word-count="2381" meta:character-count="14359"/>
    <meta:user-defined meta:name="Info 1"/>
    <meta:user-defined meta:name="Info 2"/>
    <meta:user-defined meta:name="Info 3"/>
    <meta:user-defined meta:name="Info 4"/>
  </office:meta>
</office:document-meta>
</file>